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3.256cm"/>
    </style:style>
    <style:style style:name="pr5" style:family="presentation" style:parent-style-name="Alizarin-outline1">
      <style:graphic-properties fo:min-height="5.3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Impress-title">
      <style:graphic-properties draw:auto-grow-height="true" fo:min-height="9.846cm"/>
    </style:style>
    <style:style style:name="pr8" style:family="presentation" style:parent-style-name="Impress-outline1">
      <style:graphic-properties fo:min-height="5.35cm"/>
    </style:style>
    <style:style style:name="pr9" style:family="presentation" style:parent-style-name="Impress-notes">
      <style:graphic-properties draw:fill-color="#ffffff" draw:auto-grow-height="true" fo:min-height="13.364cm"/>
    </style:style>
    <style:style style:name="pr10" style:family="presentation" style:parent-style-name="Impress-title">
      <style:graphic-properties draw:auto-grow-height="true" fo:min-height="7.877cm"/>
    </style:style>
    <style:style style:name="pr11" style:family="presentation" style:parent-style-name="Impress-title">
      <style:graphic-properties draw:auto-grow-height="true" fo:min-height="4cm"/>
    </style:style>
    <style:style style:name="pr12" style:family="presentation" style:parent-style-name="Impress-title">
      <style:graphic-properties draw:auto-grow-height="true" fo:min-height="5.908cm"/>
    </style:style>
    <style:style style:name="pr13" style:family="presentation" style:parent-style-name="Standard_20_1-title">
      <style:graphic-properties draw:auto-grow-height="true" fo:min-height="3.439cm"/>
    </style:style>
    <style:style style:name="pr14" style:family="presentation" style:parent-style-name="Standard_20_1-outline1">
      <style:graphic-properties fo:min-height="5.35cm"/>
    </style:style>
    <style:style style:name="pr15" style:family="presentation" style:parent-style-name="Standard_20_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8.1000003814697pt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placeholder="true" presentation:user-transformed="true">
          <draw:text-box/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xml:id="id2" draw:id="id2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1" xml:id="id3" draw:id="id3">
        <office:forms form:automatic-focus="false" form:apply-design-mode="false"/>
        <draw:frame presentation:style-name="pr7" draw:layer="layout" svg:width="23.8cm" svg:height="9.846cm" svg:x="2.2cm" svg:y="8.477cm" presentation:class="title" presentation:placeholder="true" presentation:user-transformed="true">
          <draw:text-box/>
        </draw:frame>
        <draw:frame presentation:style-name="pr8" draw:layer="layout" svg:width="23.8cm" svg:height="2.729cm" svg:x="2.2cm" svg:y="16.4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1" xml:id="id4" draw:id="id4">
        <office:forms form:automatic-focus="false" form:apply-design-mode="false"/>
        <draw:frame presentation:style-name="pr10" draw:layer="layout" svg:width="23.8cm" svg:height="7.877cm" svg:x="2.2cm" svg:y="9.462cm" presentation:class="title" presentation:user-transformed="true">
          <draw:text-box>
            <text:p><text:line-break/></text:p>
          </draw:text-box>
        </draw:frame>
        <draw:frame presentation:style-name="pr8" draw:layer="layout" svg:width="23.8cm" svg:height="2.729cm" svg:x="2.2cm" svg:y="16.4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1T1" xml:id="id5" draw:id="id5">
        <office:forms form:automatic-focus="false" form:apply-design-mode="false"/>
        <draw:frame presentation:style-name="pr11" draw:layer="layout" svg:width="23.8cm" svg:height="4cm" svg:x="2.2cm" svg:y="11.4cm" presentation:class="title" presentation:placeholder="true" presentation:user-transformed="true">
          <draw:text-box/>
        </draw:frame>
        <draw:frame presentation:style-name="pr8" draw:layer="layout" svg:width="23.8cm" svg:height="2.729cm" svg:x="2.2cm" svg:y="16.4cm" presentation:class="outline">
          <draw:text-box>
            <text:list text:style-name="L3">
              <text:list-item>
                <text:p/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1T1" xml:id="id6" draw:id="id6">
        <office:forms form:automatic-focus="false" form:apply-design-mode="false"/>
        <draw:frame presentation:style-name="pr12" draw:layer="layout" svg:width="23.8cm" svg:height="5.908cm" svg:x="2.2cm" svg:y="10.446cm" presentation:class="title" presentation:placeholder="true" presentation:user-transformed="true">
          <draw:text-box/>
        </draw:frame>
        <draw:frame presentation:style-name="pr8" draw:layer="layout" svg:width="23.8cm" svg:height="2.729cm" svg:x="2.2cm" svg:y="16.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1" xml:id="id7" draw:id="id7">
        <office:forms form:automatic-focus="false" form:apply-design-mode="false"/>
        <draw:frame presentation:style-name="pr12" draw:layer="layout" svg:width="23.8cm" svg:height="5.908cm" svg:x="2.2cm" svg:y="10.446cm" presentation:class="title" presentation:placeholder="true" presentation:user-transformed="true">
          <draw:text-box/>
        </draw:frame>
        <draw:frame presentation:style-name="pr8" draw:layer="layout" svg:width="23.8cm" svg:height="2.729cm" svg:x="2.2cm" svg:y="16.4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 xml:id="id8" draw:id="id8">
        <office:forms form:automatic-focus="false" form:apply-design-mode="false"/>
        <draw:frame presentation:style-name="pr13" draw:layer="layout" svg:width="21.4cm" svg:height="3.439cm" svg:x="1.4cm" svg:y="0.699cm" presentation:class="title" presentation:placeholder="true" presentation:user-transformed="true">
          <draw:text-box/>
        </draw:frame>
        <draw:frame presentation:style-name="pr14" draw:layer="layout" svg:width="24.639cm" svg:height="12.179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/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8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9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0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21" style:family="presentation" style:parent-style-name="Alizarin-backgroundobjects">
      <style:graphic-properties draw:textarea-vertical-align="middle" draw:auto-grow-height="false" fo:min-height="1.449cm"/>
    </style:style>
    <style:style style:name="Mpr2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2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P12" style:family="paragraph">
      <style:paragraph-properties fo:text-align="center"/>
      <style:text-properties fo:font-size="14pt"/>
    </style:style>
    <style:style style:name="MP13" style:family="paragraph">
      <loext:graphic-properties draw:fill="none" draw:fill-color="#ffffff"/>
      <style:paragraph-properties fo:text-align="center"/>
      <style:text-properties fo:font-size="14pt"/>
    </style:style>
    <style:style style:name="MP14" style:family="paragraph">
      <loext:graphic-properties draw:fill="solid" draw:fill-color="#ef2929"/>
      <style:paragraph-properties fo:text-align="center"/>
    </style:style>
    <style:style style:name="MP15" style:family="paragraph">
      <loext:graphic-properties draw:fill="solid" draw:fill-color="#e74c3c"/>
      <style:paragraph-properties fo:text-align="center"/>
    </style:style>
    <style:style style:name="MP16" style:family="paragraph">
      <loext:graphic-properties draw:fill="solid" draw:fill-color="#e74c3c"/>
      <style:paragraph-properties fo:text-align="end"/>
    </style:style>
    <style:style style:name="MP17" style:family="paragraph">
      <loext:graphic-properties draw:fill="solid" draw:fill-color="#bdc3c7"/>
      <style:paragraph-properties fo:text-align="center"/>
    </style:style>
    <style:style style:name="MP18" style:family="paragraph">
      <loext:graphic-properties draw:fill-color="#f44336"/>
      <style:paragraph-properties fo:text-align="center"/>
    </style:style>
    <style:style style:name="MP19" style:family="paragraph">
      <style:paragraph-properties fo:text-align="end"/>
    </style:style>
    <style:style style:name="MP20" style:family="paragraph"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style:style style:name="MT3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3" draw:text-style-name="MP13" draw:layer="backgroundobjects" svg:width="8.875cm" svg:height="1.448cm" svg:x="9.576cm" svg:y="19.129cm" presentation:class="footer">
        <draw:text-box>
          <text:p text:style-name="MP12"><text:span text:style-name="MT3"><presentation:footer/></text:span></text:p>
        </draw:text-box>
      </draw:frame>
      <draw:frame presentation:style-name="Mpr13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úmero&gt;</text:page-number></text:span><text:span text:style-name="MT3"><text:s/>/ </text:span><text:span text:style-name="MT3"><text:page-count>8</text:page-count></text:span></text:p>
        </draw:text-box>
      </draw:frame>
      <draw:custom-shape presentation:style-name="Mpr14" draw:text-style-name="MP1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17" draw:text-style-name="MP1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1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1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21" draw:layer="backgroundobjects" svg:width="6.5cm" svg:height="1.449cm" svg:x="21cm" svg:y="19cm" presentation:class="date-time">
        <draw:text-box>
          <text:p text:style-name="MP19"><presentation:date-time/></text:p>
        </draw:text-box>
      </draw:frame>
      <draw:frame presentation:style-name="Mpr22" draw:text-style-name="MP5" draw:layer="backgroundobjects" svg:width="9cm" svg:height="1.5cm" svg:x="3cm" svg:y="19cm" presentation:class="footer">
        <draw:text-box>
          <text:p text:style-name="MP20"><presentation:footer/></text:p>
        </draw:text-box>
      </draw:frame>
      <draw:frame presentation:style-name="Mpr23" draw:text-style-name="MP15" draw:layer="backgroundobjects" svg:width="1.5cm" svg:height="1.5cm" svg:x="0.5cm" svg:y="19cm" presentation:class="page-number">
        <draw:text-box>
          <text:p text:style-name="MP2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09:30:46.106462692</meta:creation-date>
    <meta:editing-duration>PT33M41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9-11-08T10:06:06.952082814</dc:date>
    <meta:document-statistic meta:object-count="117"/>
  </office:meta>
</office:document-meta>
</file>